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menu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button </text:p>
          </table:table-cell>
          <table:table-cell table:style-name="ce1" office:value-type="string" calcext:value-type="string">
            <text:p>assigned to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joyRXax2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joyRYax1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joyRZb11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joyLZb12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joyLYax4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joyLXax3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sqbutton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circbutton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psbutton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l2button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r2button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tributton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xbutton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lhat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rhat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uhat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dhat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r1button6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l1button5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optbutton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accx1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accy1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accx2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accy2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c_button1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z_button1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c_button2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z_button2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shrebutton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PWM1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PWM2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PWM3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PWM4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left </text:p>
          </table:table-cell>
          <table:table-cell office:value-type="string" calcext:value-type="string">
            <text:p>PWM5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joyRXax2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joyRYax1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joyRZb11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joyLZb12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joyLYax4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joyLXax3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qbutton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ircbutton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sbutton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2button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button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ributton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xbutton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hat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hat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hat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hat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button6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1button5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optbutton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ccx1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ccy1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ccx2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ccy2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_button1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z_button1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_button2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z_button2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hrebutton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M1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M2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M3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M4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M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9T08:51:21.784052609</meta:creation-date>
    <dc:date>2021-04-19T08:56:35.543151140</dc:date>
    <meta:editing-duration>PT5M13S</meta:editing-duration>
    <meta:editing-cycles>3</meta:editing-cycles>
    <meta:generator>LibreOffice/7.1.2.2$Linux_X86_64 LibreOffice_project/10$Build-2</meta:generator>
    <meta:document-statistic meta:table-count="1" meta:cell-count="208" meta:object-count="0"/>
  </office:meta>
</office:document-meta>
</file>